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4.00pt" fo:font-weight="normal" fo:font-family="Calibri" style:font-family-asian="Calibri" style:font-family-complex="Calibri" fo:background-color="transparent" style:use-window-font-color="true"/>
    </style:style>
    <style:style style:name="T3"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bold" fo:font-family="Calibri" style:font-family-asian="Calibri" style:font-family-complex="Calibri" fo:background-color="transparent" style:use-window-font-color="true"/>
    </style:style>
    <style:style style:name="T7" style:family="text">
      <style:text-properties fo:font-size="14.00pt" fo:font-weight="normal" fo:font-family="Calibri" style:font-family-asian="Calibri" style:font-family-complex="Calibri" fo:background-color="transparent" style:use-window-font-color="true"/>
    </style:style>
    <style:style style:name="T8"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T12"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4.00pt" fo:font-weight="normal" fo:font-family="Calibri" style:font-family-asian="Calibri" style:font-family-complex="Calibri" fo:background-color="transparent" style:use-window-font-color="true"/>
    </style:style>
    <style:style style:name="T15" style:family="text">
      <style:text-properties fo:font-size="14.00pt" fo:font-weight="bold" fo:font-family="Calibri" style:font-family-asian="Calibri" style:font-family-complex="Calibri" fo:background-color="transparent" style:use-window-font-color="true"/>
    </style:style>
    <style:style style:name="T16" style:family="text">
      <style:text-properties fo:font-size="14.00pt" fo:font-weight="normal" fo:font-family="Calibri" style:font-family-asian="Calibri" style:font-family-complex="Calibri" fo:background-color="transparent" style:use-window-font-color="true"/>
    </style:style>
    <style:style style:name="T17"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 style:family="text">
      <style:text-properties fo:font-size="14.00pt" fo:font-weight="normal" fo:font-family="Calibri" style:font-family-asian="Calibri" style:font-family-complex="Calibri" fo:background-color="transparent" style:use-window-font-color="true"/>
    </style:style>
    <style:style style:name="T19" style:family="text">
      <style:text-properties fo:font-size="14.00pt" fo:font-weight="bold" fo:font-family="Calibri" style:font-family-asian="Calibri" style:font-family-complex="Calibri"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14.00pt" fo:font-weight="bold" fo:font-family="Calibri" style:font-family-asian="Calibri" style:font-family-complex="Calibri" fo:background-color="transparent" style:use-window-font-color="true"/>
    </style:style>
    <style:style style:name="T24"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 style:family="text">
      <style:text-properties fo:font-size="14.00pt" fo:font-weight="normal" fo:font-family="Calibri" style:font-family-asian="Calibri" style:font-family-complex="Calibri" fo:background-color="transparent" style:use-window-font-color="true"/>
    </style:style>
    <style:style style:name="T26" style:family="text">
      <style:text-properties fo:font-size="14.00pt" fo:font-weight="bold" fo:font-family="Calibri" style:font-family-asian="Calibri" style:font-family-complex="Calibri" fo:background-color="#ffffff" style:use-window-font-color="true"/>
    </style:style>
    <style:style style:name="T27" style:family="text">
      <style:text-properties fo:font-size="14.00pt" fo:font-weight="normal" fo:font-family="Calibri" style:font-family-asian="Calibri" style:font-family-complex="Calibri" fo:background-color="#ffffff" style:use-window-font-color="true"/>
    </style:style>
    <style:style style:name="T28" style:family="text">
      <style:text-properties fo:font-size="14.00pt" fo:font-weight="bold" fo:font-family="Calibri" style:font-family-asian="Calibri" style:font-family-complex="Calibri" fo:background-color="#ffffff" style:use-window-font-color="true"/>
    </style:style>
    <style:style style:name="T29" style:family="text">
      <style:text-properties fo:font-size="14.00pt" fo:font-weight="normal" fo:font-family="Calibri" style:font-family-asian="Calibri" style:font-family-complex="Calibri" fo:background-color="#ffffff" style:use-window-font-color="true"/>
    </style:style>
    <style:style style:name="T30" style:family="text">
      <style:text-properties fo:font-size="16.00pt" fo:font-weight="normal" fo:font-family="'Segoe UI'" style:font-family-asian="'Segoe UI'" style:font-family-complex="'Segoe UI'" fo:background-color="#ffffff" style:use-window-font-color="true"/>
    </style:style>
    <style:style style:name="T31" style:family="text">
      <style:text-properties fo:font-size="14.00pt" fo:font-weight="bold" fo:font-family="Calibri" style:font-family-asian="Calibri" style:font-family-complex="Calibri" fo:background-color="#ffffff" style:use-window-font-color="true"/>
    </style:style>
    <style:style style:name="T32" style:family="text">
      <style:text-properties fo:font-size="14.00pt" fo:font-weight="normal" fo:font-family="Calibri" style:font-family-asian="Calibri" style:font-family-complex="Calibri" fo:background-color="#ffffff" style:use-window-font-color="true"/>
    </style:style>
    <style:style style:name="T33" style:family="text">
      <style:text-properties fo:font-size="14.00pt" fo:font-weight="bold" fo:font-family="Calibri" style:font-family-asian="Calibri" style:font-family-complex="Calibri" fo:background-color="#ffffff" style:use-window-font-color="true"/>
    </style:style>
    <style:style style:name="T34" style:family="text">
      <style:text-properties fo:font-size="14.00pt" fo:font-weight="normal" fo:font-family="Calibri" style:font-family-asian="Calibri" style:font-family-complex="Calibri" fo:background-color="#ffffff" style:use-window-font-color="true"/>
    </style:style>
    <style:style style:name="T35"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ffffff" style:use-window-font-color="true"/>
    </style:style>
    <style:style style:name="T36" style:family="text">
      <style:text-properties fo:font-size="14.00pt" fo:font-weight="normal" fo:font-family="Calibri" style:font-family-asian="Calibri" style:font-family-complex="Calibri" fo:background-color="#ffffff" style:use-window-font-color="true"/>
    </style:style>
    <style:style style:name="T37" style:family="text">
      <style:text-properties fo:font-size="14.00pt" fo:font-weight="bold" fo:font-family="Calibri" style:font-family-asian="Calibri" style:font-family-complex="Calibri" fo:background-color="#ffffff" style:use-window-font-color="true"/>
    </style:style>
    <style:style style:name="T38" style:family="text">
      <style:text-properties fo:font-size="14.00pt" fo:font-weight="normal" fo:font-family="Calibri" style:font-family-asian="Calibri" style:font-family-complex="Calibri" fo:background-color="#ffffff" style:use-window-font-color="true"/>
    </style:style>
    <style:style style:name="T39"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ffffff" style:use-window-font-color="true"/>
    </style:style>
    <style:style style:name="T40" style:family="text">
      <style:text-properties fo:font-size="14.00pt" fo:font-weight="normal" fo:font-family="Calibri" style:font-family-asian="Calibri" style:font-family-complex="Calibri" fo:background-color="#ffffff" style:use-window-font-color="true"/>
    </style:style>
    <style:style style:name="T41" style:family="text">
      <style:text-properties fo:font-size="14.00pt" fo:font-weight="bold" fo:font-family="Calibri" style:font-family-asian="Calibri" style:font-family-complex="Calibri" fo:background-color="#ffffff" style:use-window-font-color="true"/>
    </style:style>
    <style:style style:name="T42"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ffffff" style:use-window-font-color="true"/>
    </style:style>
    <style:style style:name="T43" style:family="text">
      <style:text-properties fo:font-size="14.00pt" fo:font-weight="bold" fo:font-family="Calibri" style:font-family-asian="Calibri" style:font-family-complex="Calibri" fo:background-color="#ffffff" style:use-window-font-color="true"/>
    </style:style>
    <style:style style:name="T44" style:family="text">
      <style:text-properties fo:font-size="14.00pt" fo:font-weight="normal" fo:font-family="Calibri" style:font-family-asian="Calibri" style:font-family-complex="Calibri" fo:background-color="#ffffff" style:use-window-font-color="true"/>
    </style:style>
    <style:style style:name="T4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ffffff" style:use-window-font-color="true"/>
    </style:style>
    <style:style style:name="T46" style:family="text">
      <style:text-properties fo:font-size="14.00pt" fo:font-weight="normal" fo:font-family="Calibri" style:font-family-asian="Calibri" style:font-family-complex="Calibri" fo:background-color="#ffffff" style:use-window-font-color="true"/>
    </style:style>
    <style:style style:name="T47"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ffffff" style:use-window-font-color="true"/>
    </style:style>
    <style:style style:name="T48" style:family="text">
      <style:text-properties fo:font-size="14.00pt" fo:font-weight="bold" fo:font-family="Calibri" style:font-family-asian="Calibri" style:font-family-complex="Calibri" fo:background-color="#ffffff" style:use-window-font-color="true" fo:font-style="italic"/>
    </style:style>
    <style:style style:name="T49" style:family="text">
      <style:text-properties fo:font-size="14.00pt" fo:font-weight="bold" fo:font-family="Calibri" style:font-family-asian="Calibri" style:font-family-complex="Calibri" fo:background-color="#ffffff" style:use-window-font-color="true"/>
    </style:style>
    <style:style style:name="T50" style:family="text">
      <style:text-properties fo:font-size="14.00pt" fo:font-weight="bold" fo:font-family="Calibri" style:font-family-asian="Calibri" style:font-family-complex="Calibri" fo:background-color="#ffffff" style:use-window-font-color="true" fo:font-style="italic"/>
    </style:style>
    <style:style style:name="T51"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ffffff" style:use-window-font-color="true"/>
    </style:style>
    <style:style style:name="T52" style:family="text">
      <style:text-properties fo:font-size="14.00pt" fo:font-weight="bold" fo:font-family="Calibri" style:font-family-asian="Calibri" style:font-family-complex="Calibri" fo:background-color="#ffffff" style:use-window-font-color="true"/>
    </style:style>
    <style:style style:name="T53" style:family="text">
      <style:text-properties fo:font-size="14.00pt" fo:font-weight="normal" fo:font-family="Calibri" style:font-family-asian="Calibri" style:font-family-complex="Calibri" fo:background-color="#ffffff" style:use-window-font-color="true"/>
    </style:style>
    <style:style style:name="T54"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ffffff" style:use-window-font-color="true"/>
    </style:style>
    <style:style style:name="T55" style:family="text">
      <style:text-properties fo:font-size="14.00pt" fo:font-weight="normal" fo:font-family="Calibri" style:font-family-asian="Calibri" style:font-family-complex="Calibri" fo:background-color="#ffffff" style:use-window-font-color="true"/>
    </style:style>
    <style:style style:name="T56" style:family="text">
      <style:text-properties fo:font-size="14.00pt" fo:font-weight="bold" fo:font-family="Calibri" style:font-family-asian="Calibri" style:font-family-complex="Calibri" fo:background-color="#ffffff" style:use-window-font-color="true"/>
    </style:style>
    <style:style style:name="T57"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ffffff" style:use-window-font-color="true"/>
    </style:style>
    <style:style style:name="T58" style:family="text">
      <style:text-properties fo:font-size="14.00pt" fo:font-weight="normal" fo:font-family="Calibri" style:font-family-asian="Calibri" style:font-family-complex="Calibri" fo:background-color="#ffffff" style:use-window-font-color="true"/>
    </style:style>
    <style:style style:name="T5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ffffff" style:use-window-font-color="true"/>
    </style:style>
    <style:style style:name="T60" style:family="text">
      <style:text-properties fo:font-size="14.00pt" fo:font-weight="normal" fo:font-family="Calibri" style:font-family-asian="Calibri" style:font-family-complex="Calibri" fo:background-color="#ffffff" style:use-window-font-color="true"/>
    </style:style>
    <style:style style:name="T61" style:family="text">
      <style:text-properties fo:font-size="15.00pt" fo:font-weight="normal" fo:font-family="'Segoe UI'" style:font-family-asian="'Segoe UI'" style:font-family-complex="'Segoe UI'" fo:background-color="#ffffff" style:use-window-font-color="true"/>
    </style:style>
    <style:style style:name="T62" style:family="text">
      <style:text-properties fo:font-size="14.00pt" fo:font-weight="normal" fo:font-family="Calibri" style:font-family-asian="Calibri" style:font-family-complex="Calibri" fo:background-color="transparent" style:use-window-font-color="true"/>
    </style:style>
    <style:style style:name="T63" style:family="text">
      <style:text-properties fo:font-size="14.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fo:margin-bottom="10.00pt"/>
    </style:style>
    <style:style style:name="P3" style:family="paragraph">
      <style:paragraph-properties fo:line-height="100.00%" fo:text-align="left" fo:margin-bottom="10.00p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00.00%" fo:text-align="left" fo:margin-top="5.00pt" fo:margin-bottom="5.00pt">
        <style:tab-stops>
          <style:tab-stop style:position="0.00pt"/>
        </style:tab-stops>
      </style:paragraph-properties>
    </style:style>
    <style:style style:name="P5" style:family="paragraph">
      <style:paragraph-properties fo:line-height="100.00%" fo:text-align="left" fo:margin-top="5.00pt" fo:margin-bottom="5.00pt">
        <style:tab-stops>
          <style:tab-stop style:position="36.00pt"/>
        </style:tab-stops>
      </style:paragraph-properties>
    </style:style>
    <text:list-style style:name="L6">
      <text:list-level-style-bullet text:level="1" text:bullet-char="•">
        <style:list-level-properties text:space-before="18.00pt" text:min-label-width="18.00pt"/>
        <style:text-properties fo:font-family="Symbol"/>
      </text:list-level-style-bullet>
    </text:list-style>
    <style:style style:name="P6" style:family="paragraph">
      <style:paragraph-properties fo:line-height="100.00%" fo:text-align="left" fo:margin-top="5.00pt" fo:margin-bottom="5.00pt">
        <style:tab-stops>
          <style:tab-stop style:position="0.00pt"/>
        </style:tab-stops>
      </style:paragraph-properties>
    </style:style>
    <style:style style:name="P7" style:family="paragraph">
      <style:paragraph-properties fo:line-height="100.00%" fo:text-align="left" fo:margin-top="5.00pt" fo:margin-bottom="5.00pt">
        <style:tab-stops>
          <style:tab-stop style:position="36.00pt"/>
        </style:tab-stops>
      </style:paragraph-properties>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office:automatic-styles>
  <office:body>
    <office:text>
      <text:p text:style-name="P1"><text:span text:style-name="T1">Q.1 What are the advantages of Bootstrap?</text:span><text:span text:style-name="T2"/></text:p>
      <text:p text:style-name="P1"><text:span text:style-name="T3">ANS</text:span><text:span text:style-name="T4"><text:s/>:<text:s text:c="4"/>Bootstrap offers a wide range of pre-built components, such as navigation bars, forms, buttons, and more, saving you time and effort in coding from scratch. Bootstrap is easy to learn and implement, making it accessible to both beginners and experienced developers.</text:span></text:p>
      <text:p text:style-name="P1"><text:span text:style-name="T5"/></text:p>
      <text:p text:style-name="P1"><text:span text:style-name="T6">Q.2 What is a Bootstrap Container,and how does it work?</text:span><text:span text:style-name="T7"/></text:p>
      <text:p text:style-name="P1"><text:span text:style-name="T8">ANS</text:span><text:span text:style-name="T9"><text:s/>:<text:s text:c="5"/>Bootstrap Containers are very essential and basic building blocks of bootstrap that wrap a page’s content. It’s responsible for setting and aligning content within it according to viewport or given device. Containers are defined within the container class (.container). In other words, we can say that containers are established the width for the layout to give the content. Elements and content are added within the container.</text:span></text:p>
      <text:p text:style-name="P1"><text:span text:style-name="T9"><text:s text:c="8"/>Containers are used for many purposes such as<text:s/></text:span><text:span text:style-name="T10">–</text:span></text:p>
      <text:list text:style-name="L2">
        <text:list-item>
          <text:p text:style-name="P2"><text:span text:style-name="T11">It requires use with the default grid system.</text:span></text:p>
        </text:list-item>
        <text:list-item>
          <text:p text:style-name="P2"><text:span text:style-name="T11">To establish width for the layout to give web content.</text:span></text:p>
        </text:list-item>
        <text:list-item>
          <text:p text:style-name="P2"><text:span text:style-name="T11">To provide responsive fixed behavior of any web project.</text:span></text:p>
        </text:list-item>
        <text:list-item>
          <text:p text:style-name="P2"><text:span text:style-name="T11">To sets the content margin dealing with the responsive behavior of your layout.</text:span></text:p>
        </text:list-item>
      </text:list>
      <text:p text:style-name="P3"><draw:frame text:anchor-type="as-char" svg:width="138.01mm" svg:height="111.34mm" style:rel-width="scale" style:rel-height="scale"><draw:object-ole xlink:href="OleObj1"/><draw:image xlink:href="ObjectReplacements/OleObj1"/></draw:frame><text:span text:style-name="T11"/></text:p>
      <text:p text:style-name="P3"><text:span text:style-name="T12">OUTPUT</text:span><text:span text:style-name="T13"><text:s/>:</text:span></text:p>
      <text:p text:style-name="P3"><draw:frame text:anchor-type="as-char" svg:width="152.40mm" svg:height="77.26mm" style:rel-width="scale" style:rel-height="scale"><draw:object-ole xlink:href="OleObj2"/><draw:image xlink:href="ObjectReplacements/OleObj2"/></draw:frame><text:span text:style-name="T14"/></text:p>
      <text:p text:style-name="P3"><text:span text:style-name="T15">Q.3 What are the default bootstrap text settings?</text:span><text:span text:style-name="T16"/></text:p>
      <text:p text:style-name="P3"><text:span text:style-name="T17">ANS</text:span><text:span text:style-name="T18"><text:s/>:<text:s text:c="2"/>Bootstrap 5 uses a default font-size of 1rem (16px by default), and its line-height is 1.5.In addition, all &lt;p&gt; elements have margin-top: 0 and margin-bottom: 1rem (16px by default).</text:span></text:p>
      <text:p text:style-name="P3"><text:span text:style-name="T18"/></text:p>
      <text:p text:style-name="P3"><text:span text:style-name="T19">Q.4 What do you know about the Bootstrap Gird System ?</text:span><text:span text:style-name="T20"/></text:p>
      <text:p text:style-name="P3"><text:span text:style-name="T21">ANS</text:span><text:span text:style-name="T22"><text:s/>:<text:s text:c="5"/>Bootstrap's grid system allows up to 12 columns across the page.If you do not want to use all 12 column individually, you can group the columns together to create wider columns.</text:span></text:p>
      <text:p text:style-name="P3"><text:span text:style-name="T23"><text:s text:c="5"/></text:span></text:p>
      <text:p text:style-name="P3"><text:span text:style-name="T23">Q.5 What is the difference between Bootstrap 4 and Bootstrap 5 </text:span></text:p>
      <text:p text:style-name="P3"><text:span text:style-name="T24">ANS</text:span><text:span text:style-name="T25"><text:s/>:<text:s text:c="2"/></text:span></text:p>
      <text:list text:style-name="L4">
        <text:list-item>
          <text:p text:style-name="P4"><text:span text:style-name="T26">JQuery Dependency:<text:s/></text:span><text:span text:style-name="T27">Bootstrap 4 relies on jQuery for certain components and functionalities. Bootstrap 5 has removed the jQuery dependency, aiming for a more modern and lightweight approach.</text:span></text:p>
        </text:list-item>
        <text:list-item>
          <text:p text:style-name="P4"><text:span text:style-name="T28">New Components:<text:s/></text:span><text:span text:style-name="T29">Bootstrap 5 includes new components like Off canvas, which provides a flexible and customizable way to create sidebars and modals</text:span><text:span text:style-name="T30">.</text:span></text:p>
        </text:list-item>
        <text:list-item>
          <text:p text:style-name="P4"><text:span text:style-name="T31">Utility Classes:<text:s/></text:span><text:span text:style-name="T32">Bootstrap 5 introduces more utility classes, making it easier to apply styles directly in the HTML without the need for custom CSS.</text:span></text:p>
        </text:list-item>
      </text:list>
      <text:p text:style-name="P5"><text:span text:style-name="T32"/></text:p>
      <text:p text:style-name="P5"><text:span text:style-name="T33">Q.6 What is a button Group, and<text:s text:c="2"/>what is the class for a basic Button Group?</text:span><text:span text:style-name="T34"/></text:p>
      <text:p text:style-name="P5"><text:span text:style-name="T35">ANS</text:span><text:span text:style-name="T36"><text:s/>:<text:s text:c="2"/></text:span></text:p>
      <text:p text:style-name="P5"><text:span text:style-name="T36"><text:s text:c="12"/>A button group in Bootstrap is a class of name "btn-group" that creates a group of buttons vertically or horizontally without spaces. The basic syntax for a button group is &lt;div class="btn-group"&gt; &lt;button type="butto...". Each button in the group has its own class of "btn".</text:span></text:p>
      <text:p text:style-name="P5"><text:span text:style-name="T36"><text:s text:c="12"/>You can use the .btn classes with the &lt;button&gt; element to create a basic button. You can also assign the group buttons styling classes such as .btn-primary or .btn-secondary to determine their appearance.</text:span></text:p>
      <text:p text:style-name="P5"><text:span text:style-name="T36"/></text:p>
      <text:p text:style-name="P5"><text:span text:style-name="T37">Q.7 How can you use Bootstrap to make thumbnails?</text:span><text:span text:style-name="T38"/></text:p>
      <text:p text:style-name="P5"><text:span text:style-name="T39">ANS</text:span><text:span text:style-name="T40"><text:s/>:<text:s text:c="6"/>The .thumbnail class is used to show linked images in grids. The class .img-thumbnail gives an image a rounded 1px border appearance. When an &lt;a&gt; tag with the class of .thumbnail is added around an image, it adds four pixels of padding and a gray border. On hover, an animated glow outlines the image</text:span></text:p>
      <text:list text:style-name="L6">
        <text:list-item>
          <text:p text:style-name="P6"><text:span text:style-name="T40"><text:s text:c="4"/>Include the Bootstrap and jQuery CDN into the head tag before the CSS's stylesheets</text:span></text:p>
        </text:list-item>
        <text:list-item>
          <text:p text:style-name="P6"><text:span text:style-name="T40">Create a div tag in the HTML body</text:span></text:p>
        </text:list-item>
        <text:list-item>
          <text:p text:style-name="P6"><text:span text:style-name="T40">Create three div sections for each image in the div tag</text:span></text:p>
        </text:list-item>
        <text:list-item>
          <text:p text:style-name="P6"><text:span text:style-name="T40">Add col properties to make the page responsive, like col-sm-6 or col-md-3</text:span></text:p>
        </text:list-item>
        <text:list-item>
          <text:p text:style-name="P6"><text:span text:style-name="T40">Create an anchor tag &lt;a&gt;, with a class name - .thumbnail wrapped around an image tag </text:span></text:p>
        </text:list-item>
      </text:list>
      <text:p text:style-name="P7"><text:span text:style-name="T41">Q.8<text:s text:c="2"/>In Bootstrap 4, what if flexbox ?</text:span></text:p>
      <text:p text:style-name="P7"><text:span text:style-name="T42">ANS</text:span><text:span text:style-name="T43"><text:s/>:</text:span><text:span text:style-name="T44"><text:s text:c="2"/></text:span></text:p>
      <text:p text:style-name="P7"><text:span text:style-name="T44"><text:s text:c="17"/>Flexbox is a CSS layout model that allows developers to design complex, flexible layouts with ease. It was introduced in Bootstrap 4 and is used to control the layout and alignment of Bootstrap components. Flexbox makes it easier to design responsive layouts without using floats or positioning.</text:span></text:p>
      <text:p text:style-name="P7"><draw:frame text:anchor-type="as-char" svg:width="148.38mm" svg:height="135.26mm" style:rel-width="scale" style:rel-height="scale"><draw:object-ole xlink:href="OleObj3"/><draw:image xlink:href="ObjectReplacements/OleObj3"/></draw:frame><text:span text:style-name="T44"/></text:p>
      <text:p text:style-name="P7"><text:span text:style-name="T44"/></text:p>
      <text:p text:style-name="P7"><text:span text:style-name="T45">OUTPUT</text:span><text:span text:style-name="T46"><text:s/>:</text:span><text:span text:style-name="T47"/></text:p>
      <text:p text:style-name="P7"><draw:frame text:anchor-type="as-char" svg:width="130.81mm" svg:height="79.80mm" style:rel-width="scale" style:rel-height="scale"><draw:object-ole xlink:href="OleObj4"/><draw:image xlink:href="ObjectReplacements/OleObj4"/></draw:frame><text:span text:style-name="T48"/></text:p>
      <text:p text:style-name="P7"><text:span text:style-name="T49">Q.9 How can one create an alert in Bootstrap ?</text:span><text:span text:style-name="T50"/></text:p>
      <text:p text:style-name="P7"><text:span text:style-name="T51">ANS</text:span><text:span text:style-name="T52"><text:s/>:<text:s/></text:span><text:span text:style-name="T53"/></text:p>
      <text:p text:style-name="P7"><text:span text:style-name="T53"><text:s text:c="13"/>To create a predefined alert message in Bootstrap, you can use the .alert class followed by a contextual class like .alert-success, .alert-info, .alert-warning, or .alert-danger. You can also add the .alert-link class to any links inside the alert box to create matching colored links.<text:s text:c="2"/></text:span></text:p>
      <text:p text:style-name="P7"><draw:frame text:anchor-type="as-char" svg:width="134.62mm" svg:height="168.70mm" style:rel-width="scale" style:rel-height="scale"><draw:object-ole xlink:href="OleObj5"/><draw:image xlink:href="ObjectReplacements/OleObj5"/></draw:frame><text:span text:style-name="T53"/></text:p>
      <text:p text:style-name="P7"><text:span text:style-name="T54">OUTPUT</text:span><text:span text:style-name="T55"><text:s/>: </text:span></text:p>
      <text:p text:style-name="P7"><draw:frame text:anchor-type="as-char" svg:width="129.75mm" svg:height="123.40mm" style:rel-width="scale" style:rel-height="scale"><draw:object-ole xlink:href="OleObj6"/><draw:image xlink:href="ObjectReplacements/OleObj6"/></draw:frame><text:span text:style-name="T55"/></text:p>
      <text:p text:style-name="P7"><text:span text:style-name="T55"/></text:p>
      <text:p text:style-name="P7"><text:span text:style-name="T56">Q.10 What is a bootstrap card and how would you create one ?</text:span></text:p>
      <text:p text:style-name="P7"><text:span text:style-name="T57">ANS<text:s text:c="2"/></text:span><text:span text:style-name="T58"/></text:p>
      <text:p text:style-name="P7"><text:span text:style-name="T58"><text:s text:c="12"/>To create a basic card, you can use the .card class. Content inside the card should have a .card-body class. You can add contextual classes to add a background color to a card, such as:</text:span></text:p>
      <text:p text:style-name="P7"><text:span text:style-name="T58">.bg-primary, .bg-success, .bg-info, .bg-warning, .bg-danger, .bg-secondary, .bg-dark, and .bg-light. </text:span></text:p>
      <text:p text:style-name="P7"><draw:frame text:anchor-type="as-char" svg:width="152.40mm" svg:height="132.08mm" style:rel-width="scale" style:rel-height="scale"><draw:object-ole xlink:href="OleObj7"/><draw:image xlink:href="ObjectReplacements/OleObj7"/></draw:frame><text:span text:style-name="T58"/></text:p>
      <text:p text:style-name="P7"><text:span text:style-name="T59">OUTPUT<text:s/></text:span><text:span text:style-name="T60"><text:s/>:</text:span></text:p>
      <text:p text:style-name="P7"><text:span text:style-name="T60"/></text:p>
      <text:p text:style-name="P7"><draw:frame text:anchor-type="as-char" svg:width="126.58mm" svg:height="175.05mm" style:rel-width="scale" style:rel-height="scale"><draw:object-ole xlink:href="OleObj8"/><draw:image xlink:href="ObjectReplacements/OleObj8"/></draw:frame><text:span text:style-name="T60"/></text:p>
      <text:p text:style-name="P7"><text:span text:style-name="T60"/></text:p>
      <text:p text:style-name="P7"><text:span text:style-name="T60"/></text:p>
      <text:p text:style-name="P7"><text:span text:style-name="T60"/></text:p>
      <text:p text:style-name="P7"><text:span text:style-name="T60"/></text:p>
      <text:p text:style-name="P7"><text:span text:style-name="T60"/></text:p>
      <text:p text:style-name="P7"><text:span text:style-name="T60"/></text:p>
      <text:p text:style-name="P7"><text:span text:style-name="T60"/></text:p>
      <text:p text:style-name="P7"><text:span text:style-name="T61"/></text:p>
      <text:p text:style-name="P8"><text:span text:style-name="T62"/></text:p>
      <text:p text:style-name="P8"><text:span text:style-name="T62"/></text:p>
      <text:p text:style-name="P8"><text:span text:style-name="T63"/></text:p>
      <text:p text:style-name="P8"><text:span text:style-name="T63"/></text:p>
      <text:p text:style-name="P9"><text:span text:style-name="T6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